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41de3" officeooo:paragraph-rsid="00041de3"/>
    </style:style>
    <style:style style:name="P2" style:family="paragraph" style:parent-style-name="Heading_20_3">
      <style:text-properties officeooo:rsid="00041de3" officeooo:paragraph-rsid="00041de3"/>
    </style:style>
    <style:style style:name="P3" style:family="paragraph" style:parent-style-name="Standard">
      <style:text-properties officeooo:rsid="00041de3" officeooo:paragraph-rsid="00041de3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_20_2">
      <style:text-properties officeooo:rsid="00041de3" officeooo:paragraph-rsid="00041de3"/>
    </style:style>
    <style:style style:name="P7" style:family="paragraph" style:parent-style-name="Title">
      <style:paragraph-properties fo:break-before="page"/>
    </style:style>
    <style:style style:name="P8" style:family="paragraph" style:parent-style-name="Text_20_body">
      <style:text-properties officeooo:rsid="00096787" officeooo:paragraph-rsid="00096787"/>
    </style:style>
    <style:style style:name="P9" style:family="paragraph" style:parent-style-name="Preformatted_20_Text">
      <style:paragraph-properties fo:margin-top="0in" fo:margin-bottom="0.1965in" style:contextual-spacing="false"/>
    </style:style>
    <style:style style:name="P10" style:family="paragraph" style:parent-style-name="Text_20_body" style:list-style-name="L3"/>
    <style:style style:name="P11" style:family="paragraph" style:parent-style-name="Preformatted_20_Text" style:list-style-name="L3"/>
    <style:style style:name="P12" style:family="paragraph" style:parent-style-name="Preformatted_20_Text" style:list-style-name="L3">
      <style:paragraph-properties fo:margin-top="0in" fo:margin-bottom="0.1965in" style:contextual-spacing="false"/>
    </style:style>
    <style:style style:name="P13" style:family="paragraph" style:parent-style-name="Text_20_body" style:list-style-name="L4"/>
    <style:style style:name="P14" style:family="paragraph" style:parent-style-name="Preformatted_20_Text" style:list-style-name="L4"/>
    <style:style style:name="P15" style:family="paragraph" style:parent-style-name="Preformatted_20_Text" style:list-style-name="L4">
      <style:paragraph-properties fo:margin-top="0in" fo:margin-bottom="0.1965in" style:contextual-spacing="false"/>
    </style:style>
    <style:style style:name="P16" style:family="paragraph" style:parent-style-name="Text_20_body" style:list-style-name="L5"/>
    <style:style style:name="P17" style:family="paragraph" style:parent-style-name="Preformatted_20_Text" style:list-style-name="L5"/>
    <style:style style:name="P18" style:family="paragraph" style:parent-style-name="Preformatted_20_Text" style:list-style-name="L5">
      <style:paragraph-properties fo:margin-top="0in" fo:margin-bottom="0.1965in" style:contextual-spacing="false"/>
    </style:style>
    <style:style style:name="P19" style:family="paragraph" style:parent-style-name="Text_20_body" style:list-style-name="L6"/>
    <style:style style:name="P20" style:family="paragraph" style:parent-style-name="Preformatted_20_Text" style:list-style-name="L6"/>
    <style:style style:name="P21" style:family="paragraph" style:parent-style-name="Preformatted_20_Text" style:list-style-name="L6">
      <style:paragraph-properties fo:margin-top="0in" fo:margin-bottom="0.1965in" style:contextual-spacing="false"/>
    </style:style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Preformatted_20_Text" style:list-style-name="L8">
      <style:paragraph-properties fo:margin-top="0in" fo:margin-bottom="0.1965in" style:contextual-spacing="false"/>
    </style:style>
    <style:style style:name="P25" style:family="paragraph" style:parent-style-name="Preformatted_20_Text" style:list-style-name="L8"/>
    <style:style style:name="P26" style:family="paragraph" style:parent-style-name="Standard">
      <style:text-properties officeooo:rsid="00096787" officeooo:paragraph-rsid="0009678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måtips å huske på</text:p>
      <text:p text:style-name="P1">“<text:span text:style-name="Strong_20_Emphasis">Hvis appen kjører via systemd</text:span>” betyr at Django-appen din startes og holdes i gang av Linux’ tjeneste­manager <text:span text:style-name="Strong_20_Emphasis">systemd</text:span> (typisk med Gunicorn), ikke av deg manuelt med <text:span text:style-name="Source_20_Text">python manage.py runserver</text:span>.</text:p>
      <text:h text:style-name="P2" text:outline-level="3">Slik ser du om du bruker systemd</text:h>
      <text:p text:style-name="P3"># Sjekk status på tjenesten (vi kalte den dette i oppsettet)</text:p>
      <text:p text:style-name="P3">sudo systemctl status konservativt-q1</text:p>
      <text:p text:style-name="P1">Får du “active (running)”: du <text:span text:style-name="Strong_20_Emphasis">kjører via systemd</text:span>.</text:p>
      <text:list text:style-name="L1">
        <text:list-item>
          <text:p text:style-name="P4">Får du “Unit not found”: du <text:span text:style-name="Strong_20_Emphasis">kjører ikke via systemd</text:span> (da bruker du trolig <text:span text:style-name="Source_20_Text">runserver</text:span> eller tmux/screen).</text:p>
        </text:list-item>
      </text:list>
      <text:h text:style-name="Heading_20_3" text:outline-level="3">Hva gjør du etter at du endrer <text:span text:style-name="Source_20_Text">.env</text:span>?</text:h>
      <text:list text:style-name="L2">
        <text:list-item>
          <text:p text:style-name="P5"><text:span text:style-name="Strong_20_Emphasis">Med systemd (Gunicorn): sudo systemctl restart konservativt-q1</text:span></text:p>
        </text:list-item>
      </text:list>
      <text:p text:style-name="Text_20_body"><text:span text:style-name="Strong_20_Emphasis">Uten systemd (runserver):</text:span><text:line-break/>Stopp prosessen (Ctrl+C) og start på nytt:</text:p>
      <text:p text:style-name="P3">python manage.py runserver 0.0.0.0:8000</text:p>
      <text:p text:style-name="P3"/>
      <text:p text:style-name="P3">Etter malendringer: restart Gunicorn (<text:span text:style-name="Source_20_Text">sudo systemctl restart konservativt-q1</text:span></text:p>
      <text:p text:style-name="P3">-----------------------------------</text:p>
      <text:p text:style-name="P3">cd /home/bjornno11/q1.no/konservativt</text:p>
      <text:p text:style-name="P3">source venv/bin/activate</text:p>
      <text:p text:style-name="P3"/>
      <text:p text:style-name="P3"># Kjør migrasjoner og lag admin-bruker</text:p>
      <text:p text:style-name="P3">python manage.py migrate</text:p>
      <text:p text:style-name="P3">python manage.py createsuperuser</text:p>
      <text:p text:style-name="P3"/>
      <text:p text:style-name="P3"/>
      <text:h text:style-name="P6" text:outline-level="2">1) Finn hvor teksten ligger</text:h>
      <text:p text:style-name="Text_20_body">Kjør fra prosjektroten:</text:p>
      <text:p text:style-name="P3">grep -R "class Medlem(models.Model)" -n /home/bjornno11/q1.no/konservativt || true</text:p>
      <text:p text:style-name="P3"/>
      <text:p text:style-name="P3"/>
      <text:p text:style-name="P3"/>
      <text:p text:style-name="P7">Norsk tekst I admin:</text:p>
      <text:p text:style-name="P8">Bra spørsmål! Du kan endre tekstene i Django-admin på flere nivåer – fra “kjapp branding” til full mal-override. Her er de vanligste stedene å gjøre det:</text:p>
      <text:h text:style-name="Heading_20_2" text:outline-level="2">1) Kjapp branding (1–3 linjer)</text:h>
      <text:p text:style-name="Text_20_body">Legg dette i <text:span text:style-name="Source_20_Text">konservativt/urls.py</text:span> (etter <text:span text:style-name="Source_20_Text">admin.site.urls</text:span> importen):</text:p>
      <text:p text:style-name="Preformatted_20_Text"><text:span text:style-name="Source_20_Text">from django.contrib import admin</text:span></text:p>
      <text:p text:style-name="Preformatted_20_Text"/>
      <text:p text:style-name="Preformatted_20_Text"><text:span text:style-name="Source_20_Text">admin.site.site_header = "Konservativt – Administrasjon"</text:span></text:p>
      <text:p text:style-name="Preformatted_20_Text"><text:span text:style-name="Source_20_Text">admin.site.site_title = "Konservativt Admin"</text:span></text:p>
      <text:p text:style-name="P9"><text:span text:style-name="Source_20_Text">admin.site.index_title = "Velkommen til administrasjonsportalen"</text:span></text:p>
      <text:p text:style-name="Text_20_body">Dette endrer toppteksten, <text:span text:style-name="Source_20_Text">&lt;title&gt;</text:span> og forsideteksten.</text:p>
      <text:h text:style-name="Heading_20_2" text:outline-level="2">2) Override av admin-maler (mest fleksibelt)</text:h>
      <text:p text:style-name="Text_20_body">Lag filer i <text:span text:style-name="Source_20_Text">templates/admin/</text:span> (prosjektnivå). Sørg for at <text:span text:style-name="Source_20_Text">TEMPLATES[0]["DIRS"] = [BASE_DIR / "templates"]</text:span> i <text:span text:style-name="Source_20_Text">settings.py</text:span>.</text:p>
      <text:list text:style-name="L3">
        <text:list-item>
          <text:p text:style-name="P10"><text:span text:style-name="Source_20_Text">templates/admin/base_site.html</text:span> – global header/branding:</text:p>
          <text:p text:style-name="P11"><text:span text:style-name="Source_20_Text">{% extends "admin/base.html" %}</text:span></text:p>
          <text:p text:style-name="P11"><text:span text:style-name="Source_20_Text">{% load static %}</text:span></text:p>
          <text:p text:style-name="P11"><text:span text:style-name="Source_20_Text">{% block title %}Konservativt Admin{% endblock %}</text:span></text:p>
          <text:p text:style-name="P11"><text:span text:style-name="Source_20_Text">{% block branding %}</text:span></text:p>
          <text:p text:style-name="P11"><text:span text:style-name="Source_20_Text"><text:s text:c="2"/>&lt;h1 id="site-name"&gt;</text:span></text:p>
          <text:p text:style-name="P11"><text:span text:style-name="Source_20_Text"><text:s text:c="4"/>&lt;a href="{% url 'admin:index' %}"&gt;Konservativt – Administrasjon&lt;/a&gt;</text:span></text:p>
          <text:p text:style-name="P11"><text:span text:style-name="Source_20_Text"><text:s text:c="2"/>&lt;/h1&gt;</text:span></text:p>
          <text:p text:style-name="P11"><text:span text:style-name="Source_20_Text">{% endblock %}</text:span></text:p>
          <text:p text:style-name="P12"><text:span text:style-name="Source_20_Text">{% block nav-global %}{% endblock %}</text:span></text:p>
        </text:list-item>
        <text:list-item>
          <text:p text:style-name="P10"><text:span text:style-name="Source_20_Text">templates/admin/index.html</text:span> – forsiden (tekst, hjelpelinker).</text:p>
        </text:list-item>
        <text:list-item>
          <text:p text:style-name="P10"><text:span text:style-name="Source_20_Text">templates/admin/login.html</text:span> – login-tekst, logo, hjelpetekst.</text:p>
        </text:list-item>
        <text:list-item>
          <text:p text:style-name="P10"><text:span text:style-name="Source_20_Text">templates/admin/app_index.html</text:span> – side for ett app-område.</text:p>
        </text:list-item>
        <text:list-item>
          <text:p text:style-name="P10">(avansert) <text:span text:style-name="Source_20_Text">templates/admin/change_list.html</text:span>, <text:span text:style-name="Source_20_Text">change_form.html</text:span> m.fl. for knapper/tekst rundt lister og skjema.</text:p>
        </text:list-item>
      </text:list>
      <text:p text:style-name="Text_20_body">Etter malendringer: restart Gunicorn (<text:span text:style-name="Source_20_Text">sudo systemctl restart konservativt-q1</text:span>). Hvis du også endrer CSS/JS i <text:span text:style-name="Source_20_Text">static/</text:span>, kjør <text:span text:style-name="Source_20_Text">collectstatic</text:span>.</text:p>
      <text:h text:style-name="Heading_20_2" text:outline-level="2">3) Modell- og feltnavn (overskrifter i admin)</text:h>
      <text:list text:style-name="L4">
        <text:list-item>
          <text:p text:style-name="P13">I hver modell:</text:p>
          <text:p text:style-name="P14"><text:soft-page-break/><text:span text:style-name="Source_20_Text">class Medlem(models.Model):</text:span></text:p>
          <text:p text:style-name="P14"><text:span text:style-name="Source_20_Text"><text:s text:c="4"/>class Meta:</text:span></text:p>
          <text:p text:style-name="P14"><text:span text:style-name="Source_20_Text"><text:s text:c="8"/>verbose_name = "Medlem"</text:span></text:p>
          <text:p text:style-name="P15"><text:span text:style-name="Source_20_Text"><text:s text:c="8"/>verbose_name_plural = "Medlemmer"</text:span></text:p>
        </text:list-item>
        <text:list-item>
          <text:p text:style-name="P13">I felter: <text:span text:style-name="Source_20_Text">fornavn = models.CharField("Fornavn", max_length=100)</text:span></text:p>
        </text:list-item>
        <text:list-item>
          <text:p text:style-name="P13">I <text:span text:style-name="Source_20_Text">apps.py</text:span>:</text:p>
          <text:p text:style-name="P14"><text:span text:style-name="Source_20_Text">class PeopleConfig(AppConfig):</text:span></text:p>
          <text:p text:style-name="P14"><text:span text:style-name="Source_20_Text"><text:s text:c="4"/>name = "people"</text:span></text:p>
          <text:p text:style-name="P15"><text:span text:style-name="Source_20_Text"><text:s text:c="4"/>verbose_name = "Medlemsarkiv"</text:span></text:p>
        </text:list-item>
      </text:list>
      <text:p text:style-name="Text_20_body">Admin bruker disse navnene i menyer/overskrifter.</text:p>
      <text:h text:style-name="Heading_20_2" text:outline-level="2">4) Skjematekster/kolonneetiketter i admin</text:h>
      <text:list text:style-name="L5">
        <text:list-item>
          <text:p text:style-name="P16">Egendefinerte labels i admin-skjema:</text:p>
          <text:p text:style-name="P17"><text:span text:style-name="Source_20_Text">class MedlemAdmin(admin.ModelAdmin):</text:span></text:p>
          <text:p text:style-name="P18"><text:span text:style-name="Source_20_Text"><text:s text:c="4"/>fieldsets = (("Person", {"fields": ("fornavn","etternavn")}),)</text:span></text:p>
        </text:list-item>
        <text:list-item>
          <text:p text:style-name="P16">Egendefinerte navn på actions:</text:p>
          <text:p text:style-name="P17"><text:span text:style-name="Source_20_Text">def marker_aktiv(modeladmin, request, queryset): ...</text:span></text:p>
          <text:p text:style-name="P18"><text:span text:style-name="Source_20_Text">marker_aktiv.short_description = "Marker som aktiv"</text:span></text:p>
        </text:list-item>
      </text:list>
      <text:h text:style-name="Heading_20_2" text:outline-level="2">5) Språk/egne oversettelser (hvis du vil overstyre Django sin NB)</text:h>
      <text:list text:style-name="L6">
        <text:list-item>
          <text:p text:style-name="P19">Legg til:</text:p>
          <text:p text:style-name="P20"><text:span text:style-name="Source_20_Text">LOCALE_PATHS = [BASE_DIR / "locale"]</text:span></text:p>
          <text:p text:style-name="P21"><text:span text:style-name="Source_20_Text">LANGUAGE_CODE = "nb"</text:span></text:p>
        </text:list-item>
        <text:list-item>
          <text:p text:style-name="P19">Lag/endre tekster:</text:p>
          <text:p text:style-name="P20"><text:span text:style-name="Source_20_Text">django-admin makemessages -l nb</text:span></text:p>
          <text:p text:style-name="P20"><text:span text:style-name="Source_20_Text"># rediger .po i locale/nb/LC_MESSAGES/</text:span></text:p>
          <text:p text:style-name="P21"><text:span text:style-name="Source_20_Text">django-admin compilemessages</text:span></text:p>
        </text:list-item>
      </text:list>
      <text:p text:style-name="Text_20_body">Dette lar deg overstyre standardordlyd (“Logg inn”, “Legg til” osv.) uten å røre malene.</text:p>
      <text:p text:style-name="Horizontal_20_Line"/>
      <text:h text:style-name="Heading_20_3" text:outline-level="3">Hvilket bør du bruke?</text:h>
      <text:list text:style-name="L7">
        <text:list-item>
          <text:p text:style-name="P22">Bare bytte topptekster? → <text:span text:style-name="Strong_20_Emphasis">(1) Branding</text:span>.</text:p>
        </text:list-item>
        <text:list-item>
          <text:p text:style-name="P22">Endre forsidetekst, login-tekst, legge til lenker? → <text:span text:style-name="Strong_20_Emphasis">(2) Mal-override</text:span> (<text:span text:style-name="Source_20_Text">base_site.html</text:span>, <text:span text:style-name="Source_20_Text">index.html</text:span>, <text:span text:style-name="Source_20_Text">login.html</text:span>).</text:p>
        </text:list-item>
        <text:list-item>
          <text:p text:style-name="P22">Endre navn på modeller/felter i admin? → <text:span text:style-name="Strong_20_Emphasis">(3) &amp; (4)</text:span>.</text:p>
        </text:list-item>
        <text:list-item>
          <text:p text:style-name="P22">Finpuss på enkeltord overalt? → <text:span text:style-name="Strong_20_Emphasis">(5) Egne oversettelser</text:span>.</text:p>
        </text:list-item>
      </text:list>
      <text:p text:style-name="Text_20_body"><text:soft-page-break/>Trenger du at jeg lager en konkret <text:span text:style-name="Source_20_Text">base_site.html</text:span> + <text:span text:style-name="Source_20_Text">login.html</text:span> med logo og ønsket tekst? Si hva du vil at det skal stå, så skriver jeg dem klart til innliming.</text:p>
      <text:p text:style-name="P8"/>
      <text:p text:style-name="P8">------------------------------------------------------</text:p>
      <text:p text:style-name="P8">Godt poeng—jeg mente bare dette:</text:p>
      <text:p text:style-name="Text_20_body"><text:span text:style-name="Strong_20_Emphasis"><text:span text:style-name="Source_20_Text">class Meta</text:span></text:span><text:span text:style-name="Strong_20_Emphasis"> skal ligge </text:span><text:span text:style-name="Strong_20_Emphasis"><text:span text:style-name="Emphasis">inni</text:span></text:span><text:span text:style-name="Strong_20_Emphasis"> modellen, med innrykk.</text:span><text:line-break/>Altså: <text:span text:style-name="Source_20_Text">class Meta:</text:span> er en <text:span text:style-name="Emphasis">indre klasse</text:span> som konfigurerer modellen (bl.a. navn i admin). Den skal <text:span text:style-name="Strong_20_Emphasis">ikke</text:span> stå i en template, og den skal <text:span text:style-name="Strong_20_Emphasis">ikke</text:span> stå utenfor modellen.</text:p>
      <text:p text:style-name="Text_20_body">Her er riktig og feil side-om-side:</text:p>
      <text:h text:style-name="Heading_20_3" text:outline-level="3">RIKTIG (inne i modellen)</text:h>
      <text:p text:style-name="Preformatted_20_Text"><text:span text:style-name="Source_20_Text"># people/models.py</text:span></text:p>
      <text:p text:style-name="Preformatted_20_Text"><text:span text:style-name="Source_20_Text">from django.db import models</text:span></text:p>
      <text:p text:style-name="Preformatted_20_Text"/>
      <text:p text:style-name="Preformatted_20_Text"><text:span text:style-name="Source_20_Text">class Medlem(models.Model):</text:span></text:p>
      <text:p text:style-name="Preformatted_20_Text"><text:span text:style-name="Source_20_Text"><text:s text:c="4"/>fornavn <text:s text:c="2"/>= models.CharField("Fornavn", max_length=100)</text:span></text:p>
      <text:p text:style-name="Preformatted_20_Text"><text:span text:style-name="Source_20_Text"><text:s text:c="4"/>etternavn = models.CharField("Etternavn", max_length=100)</text:span></text:p>
      <text:p text:style-name="Preformatted_20_Text"><text:span text:style-name="Source_20_Text"><text:s text:c="4"/>epost <text:s text:c="4"/>= models.CharField("E-post", max_length=150)</text:span></text:p>
      <text:p text:style-name="Preformatted_20_Text"/>
      <text:p text:style-name="Preformatted_20_Text"><text:span text:style-name="Source_20_Text"><text:s text:c="4"/>class Meta:</text:span></text:p>
      <text:p text:style-name="Preformatted_20_Text"><text:span text:style-name="Source_20_Text"><text:s text:c="8"/>verbose_name = "Medlem"</text:span></text:p>
      <text:p text:style-name="Preformatted_20_Text"><text:span text:style-name="Source_20_Text"><text:s text:c="8"/>verbose_name_plural = "Medlemmer"</text:span></text:p>
      <text:p text:style-name="P9"><text:span text:style-name="Source_20_Text"><text:s text:c="8"/>ordering = ["etternavn", "fornavn"] <text:s/># valgfritt</text:span></text:p>
      <text:h text:style-name="Heading_20_3" text:outline-level="3">FEIL (utenfor modellen eller i en template)</text:h>
      <text:p text:style-name="Preformatted_20_Text"><text:span text:style-name="Source_20_Text">class Medlem(models.Model):</text:span></text:p>
      <text:p text:style-name="Preformatted_20_Text"><text:span text:style-name="Source_20_Text"><text:s text:c="4"/>fornavn = models.CharField(max_length=100)</text:span></text:p>
      <text:p text:style-name="P9"><text:span text:style-name="Source_20_Text"># class Meta: ... <text:s text:c="2"/>← feil: dette ligger på utsiden!</text:span></text:p>
      <text:h text:style-name="Heading_20_3" text:outline-level="3">Notater</text:h>
      <text:list text:style-name="L8">
        <text:list-item>
          <text:p text:style-name="P23">Innrykk: bruk 4 mellomrom (samme nivå som feltlinjene).</text:p>
        </text:list-item>
        <text:list-item>
          <text:p text:style-name="P23">Effekt: <text:span text:style-name="Source_20_Text">verbose_name</text:span>/<text:span text:style-name="Source_20_Text">verbose_name_plural</text:span> styrer tekst i admin-menyer og overskrifter.</text:p>
        </text:list-item>
        <text:list-item>
          <text:p text:style-name="P23"><text:span text:style-name="Strong_20_Emphasis">Ingen migrasjon nødvendig</text:span> for bare <text:span text:style-name="Source_20_Text">verbose_name</text:span>/<text:span text:style-name="Source_20_Text">ordering</text:span>; restart server (Gunicorn) holder:</text:p>
          <text:p text:style-name="P24"><text:span text:style-name="Source_20_Text">sudo systemctl restart konservativt-q1</text:span></text:p>
        </text:list-item>
        <text:list-item>
          <text:p text:style-name="P23">Vil du også endre app-navnet i admin-menyen (seksjonsoverskriften), gjør i <text:span text:style-name="Source_20_Text">apps.py</text:span>:</text:p>
          <text:p text:style-name="P25"><text:span text:style-name="Source_20_Text">from django.apps import AppConfig</text:span></text:p>
          <text:p text:style-name="P25"><text:span text:style-name="Source_20_Text">class PeopleConfig(AppConfig):</text:span></text:p>
          <text:p text:style-name="P25"><text:span text:style-name="Source_20_Text"><text:s text:c="4"/>name = "people"</text:span></text:p>
          <text:p text:style-name="P24"><text:span text:style-name="Source_20_Text"><text:s text:c="4"/>verbose_name = "Medlemsarkiv"</text:span></text:p>
          <text:p text:style-name="P23"><text:soft-page-break/>og i <text:span text:style-name="Source_20_Text">settings.py</text:span> bruk <text:span text:style-name="Source_20_Text">"people.apps.PeopleConfig"</text:span> i <text:span text:style-name="Source_20_Text">INSTALLED_APPS</text:span>.</text:p>
        </text:list-item>
      </text:list>
      <text:p text:style-name="Text_20_body">Hvis du vil, kan du lime inn 10–15 linjer rundt <text:span text:style-name="Source_20_Text">class Medlem</text:span> fra fila di, så sjekker jeg innrykket ditt kjapt.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2:45:04.580232942</meta:creation-date>
    <dc:date>2025-08-15T15:28:32.027440540</dc:date>
    <meta:editing-duration>PT4H8M16S</meta:editing-duration>
    <meta:editing-cycles>1</meta:editing-cycles>
    <meta:document-statistic meta:table-count="0" meta:image-count="0" meta:object-count="0" meta:page-count="5" meta:paragraph-count="112" meta:word-count="749" meta:character-count="5593" meta:non-whitespace-character-count="4904"/>
    <meta:generator>LibreOffice/24.8.7.2$Linux_X86_64 LibreOffice_project/480$Build-2</meta:generator>
  </office:meta>
</office:document-meta>
</file>